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1in"/>
    </style:style>
    <style:style style:name="co3" style:family="table-column">
      <style:table-column-properties fo:break-before="auto" style:column-width="0.9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Baud Rate</text:p>
          </table:table-cell>
          <table:table-cell office:value-type="string" calcext:value-type="string">
            <text:p>Bit Time</text:p>
          </table:table-cell>
          <table:table-cell office:value-type="string" calcext:value-type="string">
            <text:p>Bits/Byte</text:p>
          </table:table-cell>
          <table:table-cell office:value-type="string" calcext:value-type="string">
            <text:p>Byte Time</text:p>
          </table:table-cell>
          <table:table-cell office:value-type="string" calcext:value-type="string">
            <text:p>Bytes/Sec</text:p>
          </table:table-cell>
          <table:table-cell office:value-type="string" calcext:value-type="string">
            <text:p>Read Interval</text:p>
          </table:table-cell>
          <table:table-cell office:value-type="string" calcext:value-type="string">
            <text:p>Bytes/Interval</text:p>
          </table:table-cell>
        </table:table-row>
        <table:table-row table:style-name="ro1">
          <table:table-cell table:style-name="Default" office:value-type="float" office:value="9600" calcext:value-type="float">
            <text:p>9600</text:p>
          </table:table-cell>
          <table:table-cell table:style-name="Default" table:formula="of:=1/[.A2]" office:value-type="float" office:value="0.000104166666666667" calcext:value-type="float">
            <text:p>0.00010416666666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B2]*[.C2]" office:value-type="float" office:value="0.00104166666666667" calcext:value-type="float">
            <text:p>0.001041666666667</text:p>
          </table:table-cell>
          <table:table-cell table:style-name="Default" table:formula="of:=1/[.D2]" office:value-type="float" office:value="960" calcext:value-type="float">
            <text:p>96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E2]*[.F2]"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float" office:value="38400" calcext:value-type="float">
            <text:p>38400</text:p>
          </table:table-cell>
          <table:table-cell table:style-name="Default" table:formula="of:=1/[.A3]" office:value-type="float" office:value="0.0000260416666666667" calcext:value-type="float">
            <text:p>2.60416666666667E-0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B3]*[.C3]" office:value-type="float" office:value="0.000260416666666667" calcext:value-type="float">
            <text:p>0.000260416666667</text:p>
          </table:table-cell>
          <table:table-cell table:style-name="Default" table:formula="of:=1/[.D3]" office:value-type="float" office:value="3840" calcext:value-type="float">
            <text:p>384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E3]*[.F3]" office:value-type="float" office:value="384" calcext:value-type="float">
            <text:p>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09:23:52.485698999</meta:creation-date>
    <dc:date>2022-11-08T09:39:52.534150208</dc:date>
    <meta:editing-duration>PT5M40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